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1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7" calcext:value-type="float">
            <text:p>17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 table:visibility="collapse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3" calcext:value-type="date">
            <text:p>2025-11-23</text:p>
          </table:table-cell>
          <table:table-cell office:value-type="string" calcext:value-type="string">
            <text:p>Game 8: Chasing Rabbi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Beware Banal Thing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hadow Community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muggling Rout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Creative Writing: Leaving the Labyrin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6" calcext:value-type="date">
            <text:p>2025-11-26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</table:table>
      <table:table table:name="Grond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Martial Art: Pentjak Silat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ear Discount: Synergist Longcoat + Mod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ep Into Christm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Group Contact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KS: Hunting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AS: Survival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Quality: Panze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00-00-00</text:date>, <text:time style:data-style-name="N2" text:time-value="21:29:51.4231066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7T21:43:02.923567501</dc:date>
    <meta:editing-duration>PT2H28M21S</meta:editing-duration>
    <meta:editing-cycles>51</meta:editing-cycles>
    <meta:generator>LibreOffice/25.8.3.2$Linux_X86_64 LibreOffice_project/580$Build-2</meta:generator>
    <meta:document-statistic meta:table-count="4" meta:cell-count="241" meta:object-count="0"/>
  </office:meta>
</office:document-meta>
</file>